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96cm" style:rel-column-width="1472*"/>
    </style:style>
    <style:style style:name="Tableau1.B" style:family="table-column">
      <style:table-column-properties style:column-width="14.404cm" style:rel-column-width="816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5.164cm" style:rel-column-width="8597*"/>
    </style:style>
    <style:style style:name="Tableau2.B" style:family="table-column">
      <style:table-column-properties style:column-width="1.836cm" style:rel-column-width="104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4.85cm" style:rel-column-width="8419*"/>
    </style:style>
    <style:style style:name="Tableau3.B" style:family="table-column">
      <style:table-column-properties style:column-width="2.15cm" style:rel-column-width="12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96cm" style:rel-column-width="1472*"/>
    </style:style>
    <style:style style:name="Tableau4.B" style:family="table-column">
      <style:table-column-properties style:column-width="14.404cm" style:rel-column-width="816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T1">Titre :</text:span> Ajouter un prérequis à une section SN1</text:p>
          </table:table-cell>
          <table:table-cell table:style-name="Tableau2.B1" office:value-type="string">
            <text:p text:style-name="Standard"><text:span text:style-name="T1">Id </text:span>:TV10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Contexte :</text:p>
          </table:table-cell>
          <table:table-cell table:style-name="Tableau1.B1" office:value-type="string">
            <text:p text:style-name="Standard">-L'auteur a ouvert ou chargé un livre (voir TVX et TVY)</text:p>
            <text:p text:style-name="Standard">-Un enchaînement 'Ride à SF' a été crée (voir TV Z)</text:p>
            <text:p text:style-name="Standard">-Un objet 'Skateboard' a été crée (voir TV XY)</text:p>
          </table:table-cell>
        </table:table-row>
        <table:table-row>
          <table:table-cell table:style-name="Tableau1.A2" office:value-type="string">
            <text:p text:style-name="P2">Entrée :</text:p>
          </table:table-cell>
          <table:table-cell table:style-name="Tableau1.B2" office:value-type="string">
            <text:p text:style-name="Standard">-Le nom de l’enchaînement 'Ride à San Francisco</text:p>
            <text:p text:style-name="Standard">-Le nom de l'objet prérequis 'Skateboard'</text:p>
          </table:table-cell>
        </table:table-row>
        <table:table-row>
          <table:table-cell table:style-name="Tableau1.A2" office:value-type="string">
            <text:p text:style-name="P2">Scénario :</text:p>
          </table:table-cell>
          <table:table-cell table:style-name="Tableau1.B2" office:value-type="string">
            <text:p text:style-name="Standard">- L'auteur sélectionne l’enchaînement 'Ride à San Francisco' dans la liste des enchaînements</text:p>
            <text:p text:style-name="Standard">- L'auteur sélectionne l'objet 'Skateboard' comme prérequis</text:p>
            <text:p text:style-name="Standard">- L'auteur valide </text:p>
          </table:table-cell>
        </table:table-row>
        <table:table-row>
          <table:table-cell table:style-name="Tableau1.A2" office:value-type="string">
            <text:p text:style-name="P2">Résultat attendu:</text:p>
          </table:table-cell>
          <table:table-cell table:style-name="Tableau1.B2" office:value-type="string">
            <text:p text:style-name="Standard">- Le système a ajouté l'objet 'Skateboard' à la liste des objets prérequis à l’enchaînement 'Ride à San Francisco'</text:p>
          </table:table-cell>
        </table:table-row>
        <table:table-row>
          <table:table-cell table:style-name="Tableau1.A2" office:value-type="string">
            <text:p text:style-name="P2">Moyens de vérification :</text:p>
          </table:table-cell>
          <table:table-cell table:style-name="Tableau1.B2" office:value-type="string">
            <text:p text:style-name="Standard">- Visuel, l'objet 'Skateboard' appartient à la liste des prérequis de l’enchaînement 'Ride à San Francisco'</text:p>
          </table:table-cell>
        </table:table-row>
      </table:table>
      <text:p text:style-name="Standard"></text:p>
      <text:p text:style-name="Standard"></text:p>
      <text:p text:style-name="Standard">Titre : Ajouter un prérequis à une section</text:p>
      <text:p text:style-name="Standard"></text:p>
      <text:p text:style-name="Standard">Contexte :</text:p>
      <text:p text:style-name="Standard">-L'auteur a ouvert ou chargé un livre (voir TVX et TVY)</text:p>
      <text:p text:style-name="Standard">-Un enchainement 'Ride à SF' a été crée (voir TV Z)</text:p>
      <text:p text:style-name="Standard">-Un objet 'Skateboard' a été crée (voir TV XY)</text:p>
      <text:p text:style-name="Standard"></text:p>
      <text:p text:style-name="Standard">Entrée :</text:p>
      <text:p text:style-name="Standard">-Le nom de l'enchainement 'Ride à San Francisco</text:p>
      <text:p text:style-name="Standard">-Le nom de l'objet prérequis 'Skateboard'</text:p>
      <text:p text:style-name="Standard"></text:p>
      <text:p text:style-name="Standard">Scénario :</text:p>
      <text:p text:style-name="Standard">- L'auteur sélectionne l'enchainement 'Ride à San Francisco' dans la liste des enchainements</text:p>
      <text:p text:style-name="Standard">- L'auteur sélectionne l'objet 'Skateboard' comme prérequis</text:p>
      <text:p text:style-name="Standard">- L'auteur valide </text:p>
      <text:p text:style-name="Standard"></text:p>
      <text:p text:style-name="Standard">Résultat :</text:p>
      <text:p text:style-name="Standard">- Le système a ajouté l'objet 'Skateboard' à la liste des objets prérequis à l'enchainement 'Ride à San Francisco'</text:p>
      <text:p text:style-name="Standard"></text:p>
      <text:p text:style-name="Standard"></text:p>
      <text:p text:style-name="Standard">Moyen de vérification :</text:p>
      <text:list xml:id="list911293493" text:style-name="L2">
        <text:list-item>
          <text:p text:style-name="P4">Visuel, l'objet 'Skateboard' appartient à la liste des prérequis de l'enchainement 'Ride à San Francisco'</text:p>
        </text:list-item>
        <text:list-item>
          <text:p text:style-name="P1"/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Standard"><text:span text:style-name="T1">Titre :</text:span> Ajouter un prérequis à une section SN4</text:p>
          </table:table-cell>
          <table:table-cell table:style-name="Tableau3.B1" office:value-type="string">
            <text:p text:style-name="Standard"><text:span text:style-name="T1">Id </text:span>:TV14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Contexte :</text:p>
          </table:table-cell>
          <table:table-cell table:style-name="Tableau4.B1" office:value-type="string">
            <text:p text:style-name="Standard">-L'auteur a ouvert ou chargé un livre (voir TVX et TVY)</text:p>
            <text:p text:style-name="Standard">-Un enchaînement 'Ride à SF' a été crée (voir TV Z)</text:p>
            <text:p text:style-name="Standard">-Un objet 'Skateboard' a été crée (voir TV XY)</text:p>
          </table:table-cell>
        </table:table-row>
        <table:table-row>
          <table:table-cell table:style-name="Tableau4.A2" office:value-type="string">
            <text:p text:style-name="P2">Entrée :</text:p>
          </table:table-cell>
          <table:table-cell table:style-name="Tableau4.B2" office:value-type="string">
            <text:p text:style-name="Standard">-Le nom de l’enchaînement 'Ride à San Francisco</text:p>
            <text:p text:style-name="Standard">-Le nom de l'objet prérequis 'Skateboard'</text:p>
          </table:table-cell>
        </table:table-row>
        <table:table-row>
          <table:table-cell table:style-name="Tableau4.A2" office:value-type="string">
            <text:p text:style-name="P2">Scénario :</text:p>
          </table:table-cell>
          <table:table-cell table:style-name="Tableau4.B2" office:value-type="string">
            <text:p text:style-name="Standard">- L'auteur sélectionne l’enchaînement 'Ride à San Francisco' dans la liste des enchaînements</text:p>
            <text:p text:style-name="Standard">- L'auteur sélectionne l'objet 'Skateboard' comme prérequis </text:p>
            <text:p text:style-name="Standard">- L'auteur valide.</text:p>
            <text:p text:style-name="Standard">- L'auteur visualise le message "Cet objet existe déjà dans la liste des prérequis".</text:p>
            <text:p text:style-name="Standard">- L'auteur clique sur le bouton 'Continuer'. </text:p>
          </table:table-cell>
        </table:table-row>
        <table:table-row>
          <table:table-cell table:style-name="Tableau4.A2" office:value-type="string">
            <text:p text:style-name="P2">Résultat attendu:</text:p>
          </table:table-cell>
          <table:table-cell table:style-name="Tableau4.B2" office:value-type="string">
            <text:p text:style-name="Standard">- Le système n'a pas ajouté un doublon de l'objet 'Skateboard' à la liste des objets prérequis à l’enchaînement 'Ride à San Francisco'</text:p>
          </table:table-cell>
        </table:table-row>
        <table:table-row>
          <table:table-cell table:style-name="Tableau4.A2" office:value-type="string">
            <text:p text:style-name="P2">Moyens de vérification :</text:p>
          </table:table-cell>
          <table:table-cell table:style-name="Tableau4.B2" office:value-type="string">
            <text:p text:style-name="Standard">- Visuel, un seul objet 'Skateboard' appartient à la liste des prérequis de l’enchaînement 'Ride à San Francisco'</text:p>
          </table:table-cell>
        </table:table-row>
      </table:table>
      <text:p text:style-name="Standard"/>
      <text:p text:style-name="Standard"/>
      <text:p text:style-name="Standard">Identifiant : TV1</text:p>
      <text:p text:style-name="Standard"></text:p>
      <text:p text:style-name="Standard">Titre : Ajouter un prérequis à une section</text:p>
      <text:p text:style-name="Standard"></text:p>
      <text:p text:style-name="Standard">Contexte :</text:p>
      <text:p text:style-name="Standard">-L'auteur a ouvert ou chargé un livre (voir TVX et TVY)</text:p>
      <text:p text:style-name="Standard">-Un enchainement 'Ride à SF' a été crée (voir TV Z)</text:p>
      <text:p text:style-name="Standard">-Un objet 'Skateboard' a été crée (voir TV XY)</text:p>
      <text:p text:style-name="Standard"></text:p>
      <text:p text:style-name="Standard">Entrée :</text:p>
      <text:p text:style-name="Standard">-Le nom de l'enchainement 'Ride à San Francisco</text:p>
      <text:p text:style-name="Standard">-Le nom de l'objet prérequis 'Skateboard'</text:p>
      <text:p text:style-name="Standard"></text:p>
      <text:p text:style-name="Standard">Scénario :</text:p>
      <text:p text:style-name="Standard">- L'auteur sélectionne l'enchainement 'Ride à San Francisco' dans la liste des enchainements</text:p>
      <text:p text:style-name="Standard">- L'auteur sélectionne l'objet 'Skateboard' comme prérequis </text:p>
      <text:p text:style-name="Standard">- L'auteur valide.</text:p>
      <text:p text:style-name="Standard">- L'auteur visualise le message "Cet objet existe déjà dans la liste des prérequis".</text:p>
      <text:p text:style-name="Standard">- L'auteur clique sur le bouton 'Continuer'. </text:p>
      <text:p text:style-name="Standard"></text:p>
      <text:p text:style-name="Standard">Résultat :</text:p>
      <text:p text:style-name="Standard">- Le système n'a pas ajouté un doublon de l'objet 'Skateboard' à la liste des objets prérequis à l'enchainement 'Ride à San Francisco'</text:p>
      <text:p text:style-name="Standard"></text:p>
      <text:p text:style-name="Standard">Moyen de vérification :</text:p>
      <text:p text:style-name="Standard">- Visuel, un seul objet 'Skateboard' appartient à la liste des prérequis de l'enchainement 'Ride à San Francisco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ENE REMI</meta:initial-creator>
    <meta:creation-date>2014-10-22T19:34:32</meta:creation-date>
    <dc:date>2014-10-22T20:12:52</dc:date>
    <dc:creator>CADENE REMI</dc:creator>
    <meta:editing-duration>PT35M9S</meta:editing-duration>
    <meta:editing-cycles>30</meta:editing-cycles>
    <meta:generator>LibreOffice/3.5$Linux_X86_64 LibreOffice_project/350m1$Build-2</meta:generator>
    <meta:document-statistic meta:table-count="4" meta:image-count="0" meta:object-count="0" meta:page-count="2" meta:paragraph-count="85" meta:word-count="555" meta:character-count="3382" meta:non-whitespace-character-count="2811"/>
  </office:meta>
</office:document-meta>
</file>